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161in"/>
    </style:style>
    <style:style style:name="co2" style:family="table-column">
      <style:table-column-properties fo:break-before="auto" style:column-width="1.4311in"/>
    </style:style>
    <style:style style:name="co3" style:family="table-column">
      <style:table-column-properties fo:break-before="auto" style:column-width="1.2047in"/>
    </style:style>
    <style:style style:name="co4" style:family="table-column">
      <style:table-column-properties fo:break-before="auto" style:column-width="1.711in"/>
    </style:style>
    <style:style style:name="co5" style:family="table-column">
      <style:table-column-properties fo:break-before="auto" style:column-width="2.6902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1.0047in" fo:break-before="auto" style:use-optimal-row-height="false"/>
    </style:style>
    <style:style style:name="ro2" style:family="table-row">
      <style:table-row-properties style:row-height="0.839in" fo:break-before="auto" style:use-optimal-row-height="false"/>
    </style:style>
    <style:style style:name="ro3" style:family="table-row">
      <style:table-row-properties style:row-height="0.179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47"/>
    <style:style style:name="ce3" style:family="table-cell" style:parent-style-name="Default" style:data-style-name="N104">
      <style:table-cell-properties fo:background-color="#ffff00" fo:padding-bottom="0.0193in" fo:padding-left="0.0138in" fo:padding-right="0.0138in" fo:padding-top="0.0193in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style:font-name="Arial1" style:font-name-asian="DejaVu Sans" style:font-name-complex="Arial1"/>
    </style:style>
    <style:style style:name="ce6" style:family="table-cell" style:parent-style-name="Default" style:data-style-name="N104">
      <style:table-cell-properties fo:padding-bottom="0.0193in" fo:padding-left="0.0138in" fo:padding-right="0.0138in" fo:padding-top="0.0193in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style:vertical-align="to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Default"/>
          <table:table-cell/>
          <table:table-cell>
            <draw:frame table:end-cell-address="Sheet1.E1" table:end-x="0.8398in" table:end-y="0.9276in" draw:z-index="0" draw:name="http://www.efunda.com/formulae/finance/images/loan_p.gif" draw:style-name="gr1" draw:text-style-name="P1" svg:width="2.5228in" svg:height="0.9276in" svg:x="0.0217in" svg:y="0in">
              <draw:image xlink:href="http://www.efunda.com/formulae/finance/images/loan_p.gif" xlink:type="simple" xlink:show="embed" xlink:actuate="onLoad">
                <text:p/>
              </draw:image>
            </draw:frame>
          </table:table-cell>
          <table:table-cell/>
        </table:table-row>
        <table:table-row table:style-name="ro2">
          <table:table-cell/>
          <table:table-cell table:style-name="Default"/>
          <table:table-cell/>
          <table:table-cell table:style-name="ce8" office:value-type="string">
            <text:p>Loan Amount (C): </text:p>
            <text:p>Interest Rate % (R): </text:p>
            <text:p>Number of Months (N): </text:p>
            <text:p>Monthly Payment (P):  </text:p>
          </table:table-cell>
          <table:table-cell table:style-name="ce9" office:value-type="string">
            <text:p>Interest rate R% is always a yearly figure. However, in most loan situations it is compounded monthly. In this calculator the monthly payment is calculated by the following formula where r = R/12 </text:p>
          </table:table-cell>
        </table:table-row>
        <table:table-row table:style-name="ro3">
          <table:table-cell table:style-name="ce1" office:value-type="string">
            <text:p>Loan Amount: </text:p>
          </table:table-cell>
          <table:table-cell table:style-name="ce3" office:value-type="currency" office:currency="USD" office:value="10000">
            <text:p>$10,000.00</text:p>
          </table:table-cell>
          <table:table-cell office:value-type="string">
            <text:p>C</text:p>
          </table:table-cell>
          <table:table-cell table:number-columns-repeated="2"/>
        </table:table-row>
        <table:table-row table:style-name="ro4">
          <table:table-cell table:style-name="ce1" office:value-type="string">
            <text:p>Number of Years:</text:p>
          </table:table-cell>
          <table:table-cell table:style-name="ce4" office:value-type="float" office:value="5">
            <text:p>5</text:p>
          </table:table-cell>
          <table:table-cell table:number-columns-repeated="3"/>
        </table:table-row>
        <table:table-row table:style-name="ro4">
          <table:table-cell/>
          <table:table-cell table:style-name="Default"/>
          <table:table-cell table:number-columns-repeated="3"/>
        </table:table-row>
        <table:table-row table:style-name="ro4">
          <table:table-cell table:style-name="ce1" office:value-type="string">
            <text:p>(%) Interest Rate </text:p>
          </table:table-cell>
          <table:table-cell table:style-name="ce5" office:value-type="string">
            <text:p>($) Monthly Payment</text:p>
          </table:table-cell>
          <table:table-cell table:style-name="ce5" office:value-type="string">
            <text:p>($) Total Payment</text:p>
          </table:table-cell>
          <table:table-cell table:number-columns-repeated="2"/>
        </table:table-row>
        <table:table-row table:style-name="ro3">
          <table:table-cell table:style-name="ce2" office:value-type="percentage" office:value="0.05">
            <text:p>5.000%</text:p>
          </table:table-cell>
          <table:table-cell table:formula="of:=[.$B$3]*[.A7]/12*POWER(1+[.A7]/12;[.$B$4]*12)/(POWER(1+[.A7]/12;[.$B$4]*12)-1)" office:value-type="currency" office:currency="USD" office:value="188.71233644011">
            <text:p>$188.71</text:p>
          </table:table-cell>
          <table:table-cell table:style-name="ce7" table:formula="of:=[.B7]*[.$B$4]*12" office:value-type="currency" office:currency="USD" office:value="11322.7401864066">
            <text:p>$11,322.74</text:p>
          </table:table-cell>
          <table:table-cell table:number-columns-repeated="2"/>
        </table:table-row>
        <table:table-row table:style-name="ro3">
          <table:table-cell table:style-name="ce2" table:formula="of:=[.A7]+0.00125" office:value-type="percentage" office:value="0.05125">
            <text:p>5.125%</text:p>
          </table:table-cell>
          <table:table-cell table:formula="of:=[.$B$3]*[.A8]/12*POWER(1+[.A8]/12;[.$B$4]*12)/(POWER(1+[.A8]/12;[.$B$4]*12)-1)" office:value-type="currency" office:currency="USD" office:value="189.285552019545">
            <text:p>$189.29</text:p>
          </table:table-cell>
          <table:table-cell table:style-name="ce7" table:formula="of:=[.B8]*[.$B$4]*12" office:value-type="currency" office:currency="USD" office:value="11357.1331211727">
            <text:p>$11,357.13</text:p>
          </table:table-cell>
          <table:table-cell table:number-columns-repeated="2"/>
        </table:table-row>
        <table:table-row table:style-name="ro3">
          <table:table-cell table:style-name="ce2" table:formula="of:=[.A8]+0.00125" office:value-type="percentage" office:value="0.0525">
            <text:p>5.250%</text:p>
          </table:table-cell>
          <table:table-cell table:formula="of:=[.$B$3]*[.A9]/12*POWER(1+[.A9]/12;[.$B$4]*12)/(POWER(1+[.A9]/12;[.$B$4]*12)-1)" office:value-type="currency" office:currency="USD" office:value="189.859838434267">
            <text:p>$189.86</text:p>
          </table:table-cell>
          <table:table-cell table:style-name="ce7" table:formula="of:=[.B9]*[.$B$4]*12" office:value-type="currency" office:currency="USD" office:value="11391.590306056">
            <text:p>$11,391.59</text:p>
          </table:table-cell>
          <table:table-cell table:number-columns-repeated="2"/>
        </table:table-row>
        <table:table-row table:style-name="ro4">
          <table:table-cell office:value-type="string">
            <text:p>…</text:p>
          </table:table-cell>
          <table:table-cell table:style-name="Default" office:value-type="string">
            <text:p>…</text:p>
          </table:table-cell>
          <table:table-cell table:number-columns-repeated="3"/>
        </table:table-row>
        <table:table-row table:style-name="ro3">
          <table:table-cell table:style-name="ce2" table:formula="of:=+[.A12]-0.00125" office:value-type="percentage" office:value="0.07875">
            <text:p>7.875%</text:p>
          </table:table-cell>
          <table:table-cell table:formula="of:=[.$B$3]*[.A11]/12*POWER(1+[.A11]/12;[.$B$4]*12)/(POWER(1+[.A11]/12;[.$B$4]*12)-1)" office:value-type="currency" office:currency="USD" office:value="202.166241305767">
            <text:p>$202.17</text:p>
          </table:table-cell>
          <table:table-cell table:style-name="ce7" table:formula="of:=[.B11]*[.$B$4]*12" office:value-type="currency" office:currency="USD" office:value="12129.974478346">
            <text:p>$12,129.97</text:p>
          </table:table-cell>
          <table:table-cell table:number-columns-repeated="2"/>
        </table:table-row>
        <table:table-row table:style-name="ro3">
          <table:table-cell table:style-name="ce2" office:value-type="percentage" office:value="0.08">
            <text:p>8.000%</text:p>
          </table:table-cell>
          <table:table-cell table:formula="of:=[.$B$3]*[.A12]/12*POWER(1+[.A12]/12;[.$B$4]*12)/(POWER(1+[.A12]/12;[.$B$4]*12)-1)" office:value-type="currency" office:currency="USD" office:value="202.763942884139">
            <text:p>$202.76</text:p>
          </table:table-cell>
          <table:table-cell table:style-name="ce7" table:formula="of:=[.B12]*[.$B$4]*12" office:value-type="currency" office:currency="USD" office:value="12165.8365730483">
            <text:p>$12,165.84</text:p>
          </table:table-cell>
          <table:table-cell table:number-columns-repeated="2"/>
        </table:table-row>
        <table:table-row table:style-name="ro3"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</table:table-row>
        <table:table-row table:style-name="ro4">
          <table:table-cell/>
          <table:table-cell table:style-name="ce2"/>
          <table:table-cell table:number-columns-repeated="3"/>
        </table:table-row>
        <table:table-row table:style-name="ro3">
          <table:table-cell table:number-columns-repeated="5"/>
        </table:table-row>
        <table:table-row table:style-name="ro4">
          <table:table-cell/>
          <table:table-cell table:style-name="Default"/>
          <table:table-cell table:number-columns-repeated="3"/>
        </table:table-row>
        <table:table-row table:style-name="ro4">
          <table:table-cell/>
          <table:table-cell table:style-name="ce2"/>
          <table:table-cell table:number-columns-repeated="3"/>
        </table:table-row>
        <table:table-row table:style-name="ro3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text>$</number:text>
      <number:number number:decimal-places="2" number:min-integer-digits="1" number:grouping="true"/>
    </number:number-style>
    <number:number-style style:name="N144">
      <number:number number:decimal-places="1" number:min-integer-digits="1"/>
    </number:number-style>
    <number:number-style style:name="N145">
      <number:text>$</number:text>
      <number:number number:decimal-places="0" number:min-integer-digits="1" number:grouping="true"/>
    </number:number-style>
    <number:number-style style:name="N146">
      <number:number number:decimal-places="4" number:min-integer-digits="1"/>
    </number:number-style>
    <number:percentage-style style:name="N147">
      <number:number number:decimal-places="3" number:min-integer-digits="1"/>
      <number:text>%</number:text>
    </number:percentag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2">09/22/2010</text:date>, <text:time>22:5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creation-date>2010-09-22T22:57:23</meta:creation-date>
    <meta:editing-duration>PT00H00M00S</meta:editing-duration>
    <meta:editing-cycles>1</meta:editing-cycles>
    <meta:document-statistic meta:table-count="1" meta:cell-count="27" meta:object-count="1"/>
  </office:meta>
</office:document-meta>
</file>